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MS Mincho" svg:font-family="'MS Mincho', 'ＭＳ 明朝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>
      <style:table-properties style:width="8.5cm" table:align="margins" style:shadow="none"/>
    </style:style>
    <style:style style:name="Таблица3.A" style:family="table-column">
      <style:table-column-properties style:column-width="2.237cm" style:rel-column-width="1268*"/>
    </style:style>
    <style:style style:name="Таблица3.B" style:family="table-column">
      <style:table-column-properties style:column-width="6.264cm" style:rel-column-width="3551*"/>
    </style:style>
    <style:style style:name="Таблица3.1" style:family="table-row">
      <style:table-row-properties style:min-row-height="1.131cm" style:keep-together="false" fo:keep-together="always"/>
    </style:style>
    <style:style style:name="Таблица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style:vertical-align="middle" fo:padding="0.097cm" fo:border="0.002cm solid #000000"/>
    </style:style>
    <style:style style:name="Таблица3.2" style:family="table-row">
      <style:table-row-properties style:keep-together="false" fo:keep-together="always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81cm" table:align="left" style:writing-mode="lr-tb"/>
    </style:style>
    <style:style style:name="Таблица5.A" style:family="table-column">
      <style:table-column-properties style:column-width="5.138cm"/>
    </style:style>
    <style:style style:name="Таблица5.B" style:family="table-column">
      <style:table-column-properties style:column-width="5.406cm"/>
    </style:style>
    <style:style style:name="Таблица5.C" style:family="table-column">
      <style:table-column-properties style:column-width="6.436cm"/>
    </style:style>
    <style:style style:name="Таблица5.1" style:family="table-row">
      <style:table-row-properties style:keep-together="false" fo:keep-together="always"/>
    </style:style>
    <style:style style:name="Таблица5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" style:family="table">
      <style:table-properties style:width="1.199cm" table:align="margins" style:writing-mode="lr-tb"/>
    </style:style>
    <style:style style:name="Таблица1.A" style:family="table-column">
      <style:table-column-properties style:column-width="0.499cm" style:rel-column-width="27274*"/>
    </style:style>
    <style:style style:name="Таблица1.B" style:family="table-column">
      <style:table-column-properties style:column-width="0.7cm" style:rel-column-width="38261*"/>
    </style:style>
    <style:style style:name="Таблица1.1" style:family="table-row">
      <style:table-row-properties style:row-height="3.5cm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style:vertical-align="middle" fo:padding="0.097cm" fo:border="0.002cm solid #000000"/>
    </style:style>
    <style:style style:name="Таблица1.2" style:family="table-row">
      <style:table-row-properties style:min-row-height="2.499cm"/>
    </style:style>
    <style:style style:name="Таблица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1.4" style:family="table-row">
      <style:table-row-properties style:min-row-height="3.5cm"/>
    </style:style>
    <style:style style:name="Таблица6" style:family="table" style:master-page-name="">
      <style:table-properties style:width="16.981cm" fo:margin-left="0cm" fo:margin-right="0.019cm" style:page-number="0" table:align="margins" style:shadow="none" style:writing-mode="lr-tb"/>
    </style:style>
    <style:style style:name="Таблица6.A" style:family="table-column">
      <style:table-column-properties style:column-width="4.657cm" style:rel-column-width="2640*"/>
    </style:style>
    <style:style style:name="Таблица6.B" style:family="table-column">
      <style:table-column-properties style:column-width="4.022cm" style:rel-column-width="2280*"/>
    </style:style>
    <style:style style:name="Таблица6.C" style:family="table-column">
      <style:table-column-properties style:column-width="2.311cm" style:rel-column-width="1310*"/>
    </style:style>
    <style:style style:name="Таблица6.D" style:family="table-column">
      <style:table-column-properties style:column-width="3.861cm" style:rel-column-width="2189*"/>
    </style:style>
    <style:style style:name="Таблица6.E" style:family="table-column">
      <style:table-column-properties style:column-width="2.131cm" style:rel-column-width="1208*"/>
    </style:style>
    <style:style style:name="Таблица6.1" style:family="table-row">
      <style:table-row-properties style:min-row-height="2.591cm" style:keep-together="false" fo:keep-together="always"/>
    </style:style>
    <style:style style:name="Таблица6.A1" style:family="table-cell">
      <style:table-cell-properties style:vertical-align="middle" fo:padding-left="0.071cm" fo:padding-right="0.07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E1" style:family="table-cell">
      <style:table-cell-properties style:vertical-align="middle" fo:padding-left="0.071cm" fo:padding-right="0.071cm" fo:padding-top="0cm" fo:padding-bottom="0cm" fo:border="0.018cm solid #000000" style:writing-mode="lr-tb"/>
    </style:style>
    <style:style style:name="Таблица6.2" style:family="table-row">
      <style:table-row-properties style:min-row-height="0.677cm" style:keep-together="false" fo:keep-together="always"/>
    </style:style>
    <style:style style:name="Таблица6.3" style:family="table-row">
      <style:table-row-properties style:min-row-height="4.26cm" style:keep-together="false" fo:keep-together="always"/>
    </style:style>
    <style:style style:name="Таблица6.A3" style:family="table-cell">
      <style:table-cell-properties style:vertical-align="top" fo:padding-left="0.071cm" fo:padding-right="0.07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E3" style:family="table-cell">
      <style:table-cell-properties style:vertical-align="top" fo:padding-left="0.071cm" fo:padding-right="0.071cm" fo:padding-top="0cm" fo:padding-bottom="0cm" fo:border="0.018cm solid #000000" style:writing-mode="lr-tb"/>
    </style:style>
    <style:style style:name="Таблица6.4" style:family="table-row">
      <style:table-row-properties style:min-row-height="1.744cm" style:keep-together="false" fo:keep-together="always"/>
    </style:style>
    <style:style style:name="Таблица7" style:family="table">
      <style:table-properties style:width="17.03cm" fo:margin-left="-0.058cm" fo:margin-right="0.028cm" table:align="margins" style:writing-mode="lr-tb"/>
    </style:style>
    <style:style style:name="Таблица7.A" style:family="table-column">
      <style:table-column-properties style:column-width="3.067cm" style:rel-column-width="1739*"/>
    </style:style>
    <style:style style:name="Таблица7.B" style:family="table-column">
      <style:table-column-properties style:column-width="1.939cm" style:rel-column-width="1099*"/>
    </style:style>
    <style:style style:name="Таблица7.C" style:family="table-column">
      <style:table-column-properties style:column-width="2.189cm" style:rel-column-width="1241*"/>
    </style:style>
    <style:style style:name="Таблица7.D" style:family="table-column">
      <style:table-column-properties style:column-width="1.923cm" style:rel-column-width="1090*"/>
    </style:style>
    <style:style style:name="Таблица7.E" style:family="table-column">
      <style:table-column-properties style:column-width="1.819cm" style:rel-column-width="1031*"/>
    </style:style>
    <style:style style:name="Таблица7.H" style:family="table-column">
      <style:table-column-properties style:column-width="2.353cm" style:rel-column-width="1334*"/>
    </style:style>
    <style:style style:name="Таблица7.1" style:family="table-row">
      <style:table-row-properties style:keep-together="false" fo:keep-together="always"/>
    </style:style>
    <style:style style:name="Таблица7.A1" style:family="table-cell">
      <style:table-cell-properties style:vertical-align="middle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7.C1" style:family="table-cell">
      <style:table-cell-properties style:vertical-align="middle" fo:padding-left="0.049cm" fo:padding-right="0.049cm" fo:padding-top="0cm" fo:padding-bottom="0cm" fo:border="0.018cm solid #000000" style:writing-mode="lr-tb"/>
    </style:style>
    <style:style style:name="Таблица7.3" style:family="table-row">
      <style:table-row-properties style:keep-together="true" fo:keep-together="auto"/>
    </style:style>
    <style:style style:name="Таблица8" style:family="table">
      <style:table-properties style:width="16.958cm" fo:margin-left="0.019cm" fo:margin-right="0.023cm" table:align="margins" style:writing-mode="lr-tb"/>
    </style:style>
    <style:style style:name="Таблица8.A" style:family="table-column">
      <style:table-column-properties style:column-width="3.752cm" style:rel-column-width="2127*"/>
    </style:style>
    <style:style style:name="Таблица8.B" style:family="table-column">
      <style:table-column-properties style:column-width="3.969cm" style:rel-column-width="2250*"/>
    </style:style>
    <style:style style:name="Таблица8.C" style:family="table-column">
      <style:table-column-properties style:column-width="5.941cm" style:rel-column-width="3368*"/>
    </style:style>
    <style:style style:name="Таблица8.D" style:family="table-column">
      <style:table-column-properties style:column-width="3.297cm" style:rel-column-width="1869*"/>
    </style:style>
    <style:style style:name="Таблица8.1" style:family="table-row">
      <style:table-row-properties style:min-row-height="0.998cm" style:keep-together="false" fo:keep-together="always"/>
    </style:style>
    <style:style style:name="Таблица8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8.D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8.2" style:family="table-row">
      <style:table-row-properties style:min-row-height="0.997cm" style:keep-together="false" fo:keep-together="always"/>
    </style:style>
    <style:style style:name="Таблица8.3" style:family="table-row">
      <style:table-row-properties style:keep-together="true" fo:keep-together="auto"/>
    </style:style>
    <style:style style:name="Таблица8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Таблица8.D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8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Таблица8.D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8.A1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8.D1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" style:family="table">
      <style:table-properties style:width="19.001cm" fo:margin-left="-1cm" fo:margin-right="-1cm" fo:break-before="page" table:align="margins" style:writing-mode="lr-tb"/>
    </style:style>
    <style:style style:name="Таблица2.A" style:family="table-column">
      <style:table-column-properties style:column-width="0.822cm" style:rel-column-width="2836*"/>
    </style:style>
    <style:style style:name="Таблица2.B" style:family="table-column">
      <style:table-column-properties style:column-width="2.055cm" style:rel-column-width="7085*"/>
    </style:style>
    <style:style style:name="Таблица2.G" style:family="table-column">
      <style:table-column-properties style:column-width="2.566cm" style:rel-column-width="8854*"/>
    </style:style>
    <style:style style:name="Таблица2.I" style:family="table-column">
      <style:table-column-properties style:column-width="1.54cm" style:rel-column-width="5311*"/>
    </style:style>
    <style:style style:name="Таблица2.J" style:family="table-column">
      <style:table-column-properties style:column-width="1.233cm" style:rel-column-width="4255*"/>
    </style:style>
    <style:style style:name="Таблица2.1" style:family="table-row">
      <style:table-row-properties style:row-height="1cm"/>
    </style:style>
    <style:style style:name="Таблица2.A1" style:family="table-cell">
      <style:table-cell-properties style:vertical-align="middle" fo:padding="0.097cm" fo:border="0.002cm solid #000000"/>
    </style:style>
    <style:style style:name="Таблица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2.J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2.4" style:family="table-row">
      <style:table-row-properties style:min-row-height="0.801cm"/>
    </style:style>
    <style:style style:name="P1" style:family="paragraph" style:parent-style-name="Text_20_body">
      <style:paragraph-properties fo:line-height="150%" fo:text-align="start" style:justify-single-word="false"/>
      <style:text-properties style:font-name="Arial" fo:font-size="14pt" fo:language="ru" fo:country="RU" fo:font-weight="normal" style:font-size-asian="14pt" style:font-weight-asian="normal" style:font-name-complex="Arial" style:font-size-complex="14pt" style:font-weight-complex="normal"/>
    </style:style>
    <style:style style:name="P2" style:family="paragraph" style:parent-style-name="Text_20_body">
      <style:paragraph-properties fo:line-height="150%" fo:text-align="center" style:justify-single-word="false"/>
      <style:text-properties style:font-name="Arial" fo:font-size="14pt" fo:language="ru" fo:country="RU" fo:font-weight="normal" style:font-size-asian="14pt" style:language-asian="zxx" style:country-asian="none" style:font-weight-asian="normal" style:font-name-complex="Arial" style:font-size-complex="14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4pt" fo:language="ru" fo:country="RU" fo:font-style="italic" fo:font-weight="normal" style:font-size-asian="14pt" style:language-asian="zxx" style:country-asian="none" style:font-style-asian="italic" style:font-weight-asian="normal" style:font-name-complex="Arial" style:font-size-complex="14pt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5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6" style:family="paragraph" style:parent-style-name="Standard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style:font-name="Arial" fo:font-size="16pt" fo:font-weight="normal" style:font-size-asian="16pt" style:font-weight-asian="normal" style:font-name-complex="Arial" style:font-size-complex="16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language="ru" fo:country="RU" fo:font-style="normal" style:font-style-asian="normal" style:font-style-complex="normal"/>
    </style:style>
    <style:style style:name="P9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6pt" style:font-size-asian="16pt" style:font-size-complex="16pt"/>
    </style:style>
    <style:style style:name="P11" style:family="paragraph" style:parent-style-name="Standard">
      <style:paragraph-properties fo:line-height="150%" fo:text-align="center" style:justify-single-word="false" fo:break-before="page">
        <style:tab-stops>
          <style:tab-stop style:position="0cm"/>
        </style:tab-stops>
      </style:paragraph-properties>
      <style:text-properties style:font-name="Arial" fo:font-size="16pt" fo:font-weight="normal" style:font-size-asian="16pt" style:font-weight-asian="normal" style:font-name-complex="Arial" style:font-size-complex="16pt" style:font-weight-complex="normal"/>
    </style:style>
    <style:style style:name="P12" style:family="paragraph" style:parent-style-name="Standard">
      <style:paragraph-properties fo:line-height="150%" fo:text-align="center" style:justify-single-word="false" fo:break-before="page"/>
      <style:text-properties fo:font-size="2pt" fo:language="en" fo:country="US" style:font-size-asian="2pt" style:font-size-complex="2pt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6pt" style:font-size-asian="16pt" style:font-size-complex="16pt"/>
    </style:style>
    <style:style style:name="P17" style:family="paragraph" style:parent-style-name="Standard">
      <style:paragraph-properties fo:margin-left="0cm" fo:margin-right="0cm" fo:line-height="150%" fo:text-indent="1.27cm" style:auto-text-indent="false">
        <style:tab-stops>
          <style:tab-stop style:position="0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P18" style:family="paragraph" style:parent-style-name="Standard">
      <style:paragraph-properties fo:margin-left="0cm" fo:margin-right="0cm" fo:line-height="150%" fo:text-indent="1.27cm" style:auto-text-indent="false">
        <style:tab-stops>
          <style:tab-stop style:position="0cm"/>
        </style:tab-stops>
      </style:paragraph-properties>
      <style:text-properties style:font-name="Arial" fo:font-weight="normal" style:font-weight-asian="normal" style:font-name-complex="Arial" style:font-weight-complex="normal"/>
    </style:style>
    <style:style style:name="P19" style:family="paragraph" style:parent-style-name="Standard">
      <style:paragraph-properties fo:margin-top="0.212cm" fo:margin-bottom="0cm" fo:line-height="150%" fo:text-align="center" style:justify-single-word="false" style:snap-to-layout-grid="false"/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20" style:family="paragraph" style:parent-style-name="Standard">
      <style:paragraph-properties fo:line-height="150%" fo:text-align="justify" style:justify-single-word="false" fo:background-color="#ffffff">
        <style:background-image/>
      </style:paragraph-properties>
      <style:text-properties fo:color="#000000" style:font-name="Arial" fo:font-size="14pt" style:text-underline-style="solid" style:text-underline-width="auto" style:text-underline-color="font-color" fo:font-weight="normal" style:font-size-asian="14pt" style:font-weight-asian="normal" style:font-name-complex="Arial" style:font-size-complex="14pt" style:font-weight-complex="normal"/>
    </style:style>
    <style:style style:name="P21" style:family="paragraph" style:parent-style-name="Standard">
      <style:paragraph-properties fo:margin-left="0cm" fo:margin-right="-0.009cm" fo:line-height="15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P22" style:family="paragraph" style:parent-style-name="Text_20_body">
      <style:paragraph-properties>
        <style:tab-stops>
          <style:tab-stop style:position="8.564cm" style:type="center"/>
        </style:tab-stops>
      </style:paragraph-properties>
    </style:style>
    <style:style style:name="P23" style:family="paragraph" style:parent-style-name="Text_20_body">
      <style:paragraph-properties fo:text-align="end" style:justify-single-word="false"/>
    </style:style>
    <style:style style:name="P24" style:family="paragraph" style:parent-style-name="Text_20_body">
      <style:paragraph-properties>
        <style:tab-stops>
          <style:tab-stop style:position="9.837cm" style:type="center"/>
        </style:tab-stops>
      </style:paragraph-properties>
    </style:style>
    <style:style style:name="P25" style:family="paragraph" style:parent-style-name="Text_20_body">
      <style:paragraph-properties>
        <style:tab-stops>
          <style:tab-stop style:position="7.264cm" style:type="center"/>
        </style:tab-stops>
      </style:paragraph-properties>
    </style:style>
    <style:style style:name="P26" style:family="paragraph" style:parent-style-name="Text_20_body">
      <style:paragraph-properties>
        <style:tab-stops>
          <style:tab-stop style:position="11.569cm" style:type="center"/>
        </style:tab-stops>
      </style:paragraph-properties>
    </style:style>
    <style:style style:name="P27" style:family="paragraph" style:parent-style-name="Text_20_body" style:master-page-name="First_20_Page">
      <style:paragraph-properties fo:line-height="150%" fo:text-align="start" style:justify-single-word="false" style:page-number="auto"/>
      <style:text-properties style:font-name="Arial" fo:font-size="14pt" fo:language="ru" fo:country="RU" fo:font-weight="normal" style:font-size-asian="14pt" style:font-weight-asian="normal" style:font-name-complex="Arial" style:font-size-complex="14pt" style:font-weight-complex="normal"/>
    </style:style>
    <style:style style:name="P28" style:family="paragraph" style:parent-style-name="Frame_20_contents">
      <style:paragraph-properties fo:text-align="start" style:justify-single-word="false">
        <style:tab-stops>
          <style:tab-stop style:position="8.322cm" style:type="right"/>
          <style:tab-stop style:position="16.644cm" style:type="right"/>
        </style:tab-stops>
      </style:paragraph-properties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4pt" fo:language="en" fo:country="US" style:font-size-asian="14pt" style:font-name-complex="Arial" style:font-size-complex="14pt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Arial" fo:font-size="14pt" fo:language="en" fo:country="US" style:font-size-asian="14pt" style:font-name-complex="Arial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fo:font-style="italic" style:font-size-asian="9pt" style:font-style-asian="italic" style:font-size-complex="9pt" style:font-style-complex="italic" style:text-rotation-angle="90" style:text-rotation-scale="line-heigh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 style:text-rotation-angle="90" style:text-rotation-scale="line-height"/>
    </style:style>
    <style:style style:name="P35" style:family="paragraph" style:parent-style-name="Table_20_Contents">
      <style:paragraph-properties fo:text-align="center" style:justify-single-word="false"/>
      <style:text-properties style:font-name="Arial" fo:language="ru" fo:country="RU" fo:font-style="italic" style:font-style-asian="italic" style:font-style-complex="italic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text-properties fo:language="en" fo:country="US"/>
    </style:style>
    <style:style style:name="P39" style:family="paragraph" style:parent-style-name="Table_20_Contents">
      <style:paragraph-properties fo:keep-together="always" style:register-true="true"/>
    </style:style>
    <style:style style:name="P40" style:family="paragraph" style:parent-style-name="Table_20_Contents">
      <style:text-properties fo:font-size="11pt" style:font-size-asian="11pt" style:font-size-complex="11pt"/>
    </style:style>
    <style:style style:name="P41" style:family="paragraph" style:parent-style-name="Table_20_Contents">
      <style:text-properties fo:font-size="11pt" fo:language="en" fo:country="US" style:font-size-asian="11pt" style:font-size-complex="11pt"/>
    </style:style>
    <style:style style:name="P42" style:family="paragraph" style:parent-style-name="Header">
      <style:paragraph-properties fo:text-align="center" style:justify-single-word="false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Table_20_Heading">
      <style:text-properties style:font-name="Arial" fo:font-size="14pt" style:font-size-asian="14pt" style:font-name-complex="Arial" style:font-size-complex="14pt"/>
    </style:style>
    <style:style style:name="P45" style:family="paragraph" style:parent-style-name="Table_20_Heading">
      <style:text-properties style:font-name="Arial" fo:font-size="14pt" fo:language="ru" fo:country="RU" style:font-size-asian="14pt" style:font-name-complex="Arial" style:font-size-complex="14pt"/>
    </style:style>
    <style:style style:name="P46" style:family="paragraph" style:parent-style-name="Table_20_Heading">
      <style:text-properties fo:font-size="11pt" fo:font-weight="normal" style:font-size-asian="11pt" style:font-weight-asian="normal" style:font-size-complex="11pt" style:font-weight-complex="normal"/>
    </style:style>
    <style:style style:name="P47" style:family="paragraph" style:parent-style-name="Основной_20_текст_20_2">
      <style:paragraph-properties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8" style:family="paragraph" style:parent-style-name="Основной_20_текст_20_2">
      <style:paragraph-properties fo:margin-top="0.106cm" fo:margin-bottom="0.106cm" fo:line-height="150%" fo:text-align="justify" style:justify-single-word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9" style:family="paragraph" style:parent-style-name="Основной_20_текст_20_2">
      <style:paragraph-properties fo:margin-top="0.106cm" fo:margin-bottom="0.106cm" fo:line-height="150%"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0" style:family="paragraph" style:parent-style-name="Основной_20_текст_20_2">
      <style:paragraph-properties fo:margin-top="0.106cm" fo:margin-bottom="0.106cm" fo:line-height="150%" fo:text-align="start" style:justify-single-word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1" style:family="paragraph" style:parent-style-name="Основной_20_текст_20_2">
      <style:paragraph-properties fo:margin-top="0.106cm" fo:margin-bottom="0.106cm" fo:line-height="150%" fo:text-align="justify" style:justify-single-word="false" style:snap-to-layout-gri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2" style:family="paragraph" style:parent-style-name="Основной_20_текст_20_2">
      <style:paragraph-properties fo:margin-top="0.106cm" fo:margin-bottom="0.106cm" fo:line-height="150%" fo:text-align="start" style:justify-single-word="false" style:snap-to-layout-grid="false"/>
      <style:text-properties style:font-name="Arial" fo:font-weight="normal" style:font-weight-asian="normal" style:font-weight-complex="normal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zxx" style:country-asian="none"/>
    </style:style>
    <style:style style:name="T3" style:family="text">
      <style:text-properties fo:language="en" fo:country="US" fo:font-style="italic" fo:font-weight="bold" style:language-asian="zxx" style:country-asian="none" style:font-style-asian="italic" style:font-weight-asian="bold" style:font-style-complex="italic" style:font-weight-complex="bold"/>
    </style:style>
    <style:style style:name="T4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6" style:family="text">
      <style:text-properties fo:language="en" fo:country="US"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T7" style:family="text">
      <style:text-properties fo:language="en" fo:country="US" fo:font-style="normal" fo:font-weight="normal" style:language-asian="zxx" style:country-asian="none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9" style:family="text">
      <style:text-properties fo:language="en" fo:country="US" style:font-name-complex="Arial"/>
    </style:style>
    <style:style style:name="T10" style:family="text">
      <style:text-properties style:font-name="Arial"/>
    </style:style>
    <style:style style:name="T11" style:family="text">
      <style:text-properties style:font-name="Arial" fo:font-size="14pt" fo:font-style="italic" fo:font-weight="normal" style:font-size-asian="14pt" style:language-asian="zxx" style:country-asian="none" style:font-style-asian="italic" style:font-weight-asian="normal" style:font-name-complex="Arial" style:font-size-complex="14pt" style:font-style-complex="italic" style:font-weight-complex="normal"/>
    </style:style>
    <style:style style:name="T12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13" style:family="text">
      <style:text-properties style:font-name="Arial" fo:font-size="14pt" fo:font-weight="normal" style:font-size-asian="14pt" style:language-asian="zxx" style:country-asian="none" style:font-weight-asian="normal" style:font-name-complex="Arial" style:font-size-complex="14pt" style:font-weight-complex="normal"/>
    </style:style>
    <style:style style:name="T14" style:family="text">
      <style:text-properties style:font-name="Arial" fo:font-style="italic" fo:font-weight="normal" style:language-asian="zxx" style:country-asian="none" style:font-style-asian="italic" style:font-weight-asian="normal" style:font-name-complex="Arial" style:font-style-complex="italic" style:font-weight-complex="normal"/>
    </style:style>
    <style:style style:name="T15" style:family="text">
      <style:text-properties style:font-name="Arial" fo:font-weight="normal" style:font-weight-asian="normal" style:font-weight-complex="normal"/>
    </style:style>
    <style:style style:name="T16" style:family="text">
      <style:text-properties fo:font-size="14pt"/>
    </style:style>
    <style:style style:name="T17" style:family="text">
      <style:text-properties fo:font-size="14pt" fo:language="en" fo:country="US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font-size="14pt" fo:language="en" fo:country="US" fo:font-style="italic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19" style:family="text">
      <style:text-properties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4pt" fo:language="en" fo:country="US" fo:font-style="italic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21" style:family="text">
      <style:text-properties fo:font-size="14pt" fo:language="en" fo:country="US" style:font-size-asian="14pt" style:language-asian="zxx" style:country-asian="none" style:font-name-complex="Arial" style:font-size-complex="14pt"/>
    </style:style>
    <style:style style:name="T22" style:family="text">
      <style:text-properties fo:font-size="14pt" fo:language="en" fo:country="US" style:font-size-asian="14pt" style:font-name-complex="Arial" style:font-size-complex="14pt"/>
    </style:style>
    <style:style style:name="T23" style:family="text">
      <style:text-properties fo:font-size="14pt" fo:language="en" fo:country="US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4" style:family="text">
      <style:text-properties fo:font-size="14pt" fo:language="ru" fo:country="RU" style:font-size-asian="14pt" style:font-name-complex="Arial" style:font-size-complex="14pt"/>
    </style:style>
    <style:style style:name="T25" style:family="text">
      <style:text-properties fo:font-size="14pt" style:font-size-asian="14pt" style:language-asian="zxx" style:country-asian="none" style:font-name-complex="Arial" style:font-size-complex="14pt"/>
    </style:style>
    <style:style style:name="T26" style:family="text">
      <style:text-properties fo:font-size="14pt" style:font-size-asian="14pt" style:font-name-complex="Arial" style:font-size-complex="14pt"/>
    </style:style>
    <style:style style:name="T27" style:family="text">
      <style:text-properties fo:language="ru" fo:country="RU"/>
    </style:style>
    <style:style style:name="T28" style:family="text">
      <style:text-properties fo:language="ru" fo:country="RU" style:language-asian="zxx" style:country-asian="none"/>
    </style:style>
    <style:style style:name="T29" style:family="text">
      <style:text-properties fo:color="#3366ff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32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33" style:family="text">
      <style:text-properties fo:font-size="12pt" fo:font-weight="bold" style:font-size-asian="12pt" style:font-weight-asian="bold" style:font-size-complex="12pt" style:font-weight-complex="bold"/>
    </style:style>
    <style:style style:name="T34" style:family="text">
      <style:text-properties fo:font-size="12pt" fo:font-weight="normal" style:font-size-asian="12pt" style:font-weight-asian="normal" style:font-size-complex="12pt" style:font-weight-complex="normal"/>
    </style:style>
    <style:style style:name="T35" style:family="text">
      <style:text-properties style:font-size-asian="14pt"/>
    </style:style>
    <style:style style:name="T36" style:family="text">
      <style:text-properties style:font-name-complex="Arial"/>
    </style:style>
    <style:style style:name="T37" style:family="text">
      <style:text-properties style:font-size-complex="14pt"/>
    </style:style>
    <style:style style:name="T38" style:family="text">
      <style:text-properties fo:font-weight="normal"/>
    </style:style>
    <style:style style:name="T39" style:family="text">
      <style:text-properties style:font-weight-asian="normal"/>
    </style:style>
    <style:style style:name="T40" style:family="text">
      <style:text-properties style:font-weight-complex="normal"/>
    </style:style>
    <style:style style:name="T41" style:family="text">
      <style:text-properties fo:language="zxx" fo:country="none"/>
    </style:style>
    <style:style style:name="T42" style:family="text">
      <style:text-properties fo:font-size="10pt" style:font-size-asian="10.5pt" style:font-size-complex="12pt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size="10pt" style:font-size-asian="10pt" style:font-name-complex="Arial" style:font-size-complex="10pt"/>
    </style:style>
    <style:style style:name="T45" style:family="text">
      <style:text-properties style:font-size-asian="10pt" style:font-size-complex="10pt"/>
    </style:style>
    <style:style style:name="T46" style:family="text">
      <style:text-properties style:text-position="super 58%" fo:font-size="12pt" style:font-size-asian="12pt" style:font-size-complex="12pt"/>
    </style:style>
    <style:style style:name="fr1" style:family="graphic" style:parent-style-name="Frame">
      <style:graphic-properties style:vertical-pos="bottom" style:vertical-rel="page-content" style:horizontal-pos="from-left" style:horizontal-rel="page" fo:padding="0cm" fo:border="none" style:shadow="none"/>
    </style:style>
    <style:style style:name="fr2" style:family="graphic" style:parent-style-name="Frame">
      <style:graphic-properties style:vertical-pos="bottom" style:vertical-rel="page-content" style:horizontal-pos="center" style:horizontal-rel="page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1" text:anchor-type="page" text:anchor-page-number="1" svg:x="1cm" svg:width="1.199cm" svg:height="14.527cm" draw:z-index="0">
        <draw:text-box>
          <table:table table:name="Таблица1" table:style-name="Таблица1">
            <table:table-column table:style-name="Таблица1.A"/>
            <table:table-column table:style-name="Таблица1.B"/>
            <table:table-row table:style-name="Таблица1.1">
              <table:table-cell table:style-name="Таблица1.A1" office:value-type="string">
                <text:p text:style-name="P33">Подп. и дата</text:p>
              </table:table-cell>
              <table:table-cell table:style-name="Таблица1.B1" office:value-type="string">
                <text:p text:style-name="P34"/>
              </table:table-cell>
            </table:table-row>
            <table:table-row table:style-name="Таблица1.2">
              <table:table-cell table:style-name="Таблица1.A2" office:value-type="string">
                <text:p text:style-name="P33">Инв. № дубл.</text:p>
              </table:table-cell>
              <table:table-cell table:style-name="Таблица1.B2" office:value-type="string">
                <text:p text:style-name="P34"/>
              </table:table-cell>
            </table:table-row>
            <table:table-row table:style-name="Таблица1.2">
              <table:table-cell table:style-name="Таблица1.A2" office:value-type="string">
                <text:p text:style-name="P33">Взам. инв. №</text:p>
              </table:table-cell>
              <table:table-cell table:style-name="Таблица1.B2" office:value-type="string">
                <text:p text:style-name="P34"/>
              </table:table-cell>
            </table:table-row>
            <table:table-row table:style-name="Таблица1.4">
              <table:table-cell table:style-name="Таблица1.A2" office:value-type="string">
                <text:p text:style-name="P33">Подп. и дата</text:p>
              </table:table-cell>
              <table:table-cell table:style-name="Таблица1.B2" office:value-type="string">
                <text:p text:style-name="P34"/>
              </table:table-cell>
            </table:table-row>
            <table:table-row table:style-name="Таблица1.2">
              <table:table-cell table:style-name="Таблица1.A2" office:value-type="string">
                <text:p text:style-name="P33">Инв. № подл.</text:p>
              </table:table-cell>
              <table:table-cell table:style-name="Таблица1.B2" office:value-type="string">
                <text:p text:style-name="P33"/>
              </table:table-cell>
            </table:table-row>
          </table:table>
          <text:p text:style-name="Frame_20_contents"/>
        </draw:text-box>
      </draw:frame>
      <draw:frame draw:style-name="fr2" draw:name="Врезка1" text:anchor-type="page" text:anchor-page-number="1" svg:width="17cm" style:rel-width="100%" draw:z-index="1">
        <draw:text-box fo:min-height="0.499cm">
          <text:p text:style-name="P28"><text:tab/><text:date style:data-style-name="N106" text:date-value="2011-06-28T12:12:35.68" text:fixed="true">2011</text:date><text:tab/><text:span text:style-name="T27">Л</text:span><text:span text:style-name="T1">итера {litera}</text:span></text:p>
        </draw:text-box>
      </draw:frame>
      <text:p text:style-name="P27">УТВЕРЖДЁН</text:p>
      <text:p text:style-name="P1">СИЯМ.<text:span text:style-name="T1">{siam_id}</text:span> 30-ЛУ</text:p>
      <text:p text:style-name="Text_20_body"/>
      <text:p text:style-name="Text_20_body"/>
      <text:p text:style-name="Text_20_body"/>
      <text:p text:style-name="Caption">ПРОГРАММНОЕ ОБЕСПЕЧЕНИЕ<text:line-break/>СИСТЕМЫ УПРАВЛЕНИЯ <text:span text:style-name="T1">«KazSat-2»<text:line-break/></text:span><text:span text:style-name="T41">(ПО СУ «</text:span><text:span text:style-name="T1">KazSat-2</text:span><text:span text:style-name="T41">»)<text:line-break/><text:line-break/></text:span>ФУНКЦИОНАЛЬНОЕ ПРОГРАММНОЕ ОБЕСПЕЧЕНИЕ<text:line-break/>БЛОКА ВЫЧИСЛИТЕЛЬНЫХ УСТРОЙСТВ<text:line-break/>(ФПО БВУ<text:span text:style-name="T1">-</text:span>К)</text:p>
      <text:p text:style-name="P2"/>
      <text:p text:style-name="Caption">Формуляр</text:p>
      <text:p text:style-name="Caption"/>
      <text:p text:style-name="Caption"><text:span text:style-name="T2">СИЯМ.{siam_id}</text:span><text:span text:style-name="T28"> 30</text:span></text:p>
      <text:p text:style-name="Caption"><text:span text:style-name="T28">Порядковый учётный № </text:span><text:span text:style-name="T7">{version}</text:span></text:p>
      <text:p text:style-name="P8"><text:span text:style-name="T13">Листов </text:span><text:span text:style-name="T13"><text:page-count>12</text:page-count></text:span></text:p>
      <text:p text:style-name="P12"><text:span text:style-name="T14"/></text:p>
      <text:table-of-content text:style-name="Sect2" text:protected="true" text:name="Оглавление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p text:style-name="Contents_20_Heading">Содержание</text:p>
          </text:index-title>
          <text:p text:style-name="P53">1 ОБЩИЕ УКАЗАНИЯ<text:tab/>3</text:p>
          <text:p text:style-name="P53">2 ОБЩИЕ СВЕДЕНИЯ<text:tab/>4</text:p>
          <text:p text:style-name="P53">3 ОСНОВНЫЕ ХАРАКТЕРИСТИКИ<text:tab/>5</text:p>
        </text:index-body>
      </text:table-of-content>
      <text:p text:style-name="P3"/>
      <text:h text:style-name="P43" text:outline-level="1">1 ОБЩИЕ УКАЗАНИЯ</text:h>
      <text:p text:style-name="Text_20_body"><text:span text:style-name="T1">1.</text:span>1 Формуляр является неотъемлемой принадлежностью программного изделия и передаётся вместе с ним.</text:p>
      <text:p text:style-name="Text_20_body"><text:span text:style-name="T1">1.</text:span>2 Записи в формуляре необходимо производить чернилами, гелем или пастой чёрного, фиолетового или синего цвета. Записи должны быть заверены подписью лица руководящего работами.</text:p>
      <text:p text:style-name="Text_20_body"><text:span text:style-name="T1">1.</text:span>3 Исправления должны быть оформлены записью о существе исправления, подтверждены подписями лица, ответственного за ведение формуляра и ответственного должностного лица эксплуатирующей организации, а также заверены печатью. Подчистки в записях не допускаются.</text:p>
      <text:p text:style-name="Text_20_body"><text:span text:style-name="T1">1.</text:span>4 За сохранность, правильность и своевременность заполнения формуляра отвечает лицо, за которым закреплено программное изделие.</text:p>
      <text:p text:style-name="Text_20_body">Правильность и своевременность заполнения формуляра контролируют должностные лица эксплуатирующей организации.</text:p>
      <text:p text:style-name="P15"><text:span text:style-name="T1"/></text:p>
      <text:h text:style-name="P43" text:outline-level="1"><text:span text:style-name="T1">2 </text:span>ОБЩИЕ СВЕДЕНИЯ</text:h>
      <text:p text:style-name="Text_20_body">Наименование программного обеспечения:<text:span text:style-name="T29"> </text:span>Функциональное программное обеспечение блока вычислительных устройств (ФПО БВУ‑К).</text:p>
      <text:p text:style-name="Text_20_body">Обозначение программного изделия: СИЯМ.<text:span text:style-name="T1">{siam_id}</text:span>.</text:p>
      <text:p text:style-name="Text_20_body">Порядковый учетный номер ПО<text:span text:style-name="T30">: </text:span><text:span text:style-name="T34">{</text:span><text:span text:style-name="T32">vesion}</text:span><text:span text:style-name="T19">.</text:span></text:p>
      <text:p text:style-name="Text_20_body">Вид носителя данных:<text:span text:style-name="T29"> </text:span><text:span text:style-name="T1">диск CD-R</text:span>, учётный номер машинного носителя: _____________</text:p>
      <text:p text:style-name="Text_20_body">Изготовитель: ФГУП МОКБ «Марс».</text:p>
      <text:p text:style-name="Text_20_body">Назначение программного изделия: <text:span text:style-name="T27">Ф</text:span>ПО БВУ-К предназначено для работы в составе программного обеспечения системы управления <text:s/><text:span text:style-name="T1">«KazSat-2» (</text:span><text:span text:style-name="T27">ПО СУ </text:span><text:span text:style-name="T1">«KazSat-2»).</text:span></text:p>
      <text:p text:style-name="Text_20_body"><text:span text:style-name="T25">Функциональное программное обеспечение блока вычислительных устройств </text:span><text:span text:style-name="T21">(</text:span><text:span text:style-name="T25">Ф</text:span><text:span text:style-name="T21">ПО</text:span><text:span text:style-name="T25"> БВУ-К) записано на машинном носителе – диске </text:span><text:span text:style-name="T21">CD-R</text:span><text:span text:style-name="T25">, </text:span><text:span text:style-name="T21">700 </text:span><text:span text:style-name="T25">МБайт и состоит из набора файлов, представленных в таблице 2.1.</text:span></text:p>
      <text:h text:style-name="Heading_20_3" text:outline-level="3"><text:span text:style-name="T25">Таблица 2.1</text:span></text:h>
      <text:section text:style-name="Sect1" text:name="Раздел1">
        <table:table table:name="Таблица3" table:style-name="Таблица3">
          <table:table-column table:style-name="Таблица3.A"/>
          <table:table-column table:style-name="Таблица3.B"/>
          <table:table-header-rows>
            <table:table-row table:style-name="Таблица3.1">
              <table:table-cell table:style-name="Таблица3.A1" office:value-type="string">
                <text:p text:style-name="P45">Номер файла</text:p>
              </table:table-cell>
              <table:table-cell table:style-name="Таблица3.B1" office:value-type="string">
                <text:p text:style-name="P44">Имя файла</text:p>
              </table:table-cell>
            </table:table-row>
          </table:table-header-rows>
          <table:table-row table:style-name="Таблица3.2">
            <table:table-cell table:style-name="Таблица3.A2" office:value-type="string">
              <text:p text:style-name="P29">{files.id}</text:p>
            </table:table-cell>
            <table:table-cell table:style-name="Таблица3.B2" office:value-type="string">
              <text:p text:style-name="P30">{files.name}</text:p>
            </table:table-cell>
          </table:table-row>
        </table:table>
        <text:p text:style-name="Standard"/>
      </text:section>
      <text:p text:style-name="Standard"/>
      <text:h text:style-name="P43" text:outline-level="1">3 ОСНОВНЫЕ ХАРАКТЕРИСТИКИ</text:h>
      <text:p text:style-name="Text_20_body">3.1 Основными идентификационными характеристиками <text:span text:style-name="T27">функционального </text:span>программного обеспечения блока вычислительных устройств (ФПО БВУ-К) являются контрольное слово и дата создания, представленные в таблице 3.1.</text:p>
      <text:p text:style-name="P4"/>
      <text:h text:style-name="Heading_20_3" text:outline-level="3">Таблица 3.1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6">Программное</text:p>
            <text:p text:style-name="P5">обеспечение</text:p>
          </table:table-cell>
          <table:table-cell table:style-name="Таблица5.A1" office:value-type="string">
            <text:p text:style-name="P6">Контрольное</text:p>
            <text:p text:style-name="P5">слово</text:p>
          </table:table-cell>
          <table:table-cell table:style-name="Таблица5.C1" office:value-type="string">
            <text:p text:style-name="P6">Дата </text:p>
            <text:p text:style-name="P5">создания</text:p>
          </table:table-cell>
        </table:table-row>
        <table:table-row table:style-name="Таблица5.1">
          <table:table-cell table:style-name="Таблица5.A1" office:value-type="string">
            <text:p text:style-name="P19">ФПО БВУ-К</text:p>
          </table:table-cell>
          <table:table-cell table:style-name="Таблица5.A1" office:value-type="string">
            <text:p text:style-name="P37">{dks}</text:p>
          </table:table-cell>
          <table:table-cell table:style-name="Таблица5.C1" office:value-type="string">
            <text:p text:style-name="P37">{creation_date}</text:p>
          </table:table-cell>
        </table:table-row>
      </table:table>
      <text:p text:style-name="Standard"/>
      <text:h text:style-name="P43" text:outline-level="1">4 КОМПЛЕКТНОСТЬ</text:h>
      <text:h text:style-name="Heading_20_3" text:outline-level="3">Таблица 4.1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header-rows>
          <table:table-row table:style-name="Таблица6.1">
            <table:table-cell table:style-name="Таблица6.A1" office:value-type="string">
              <text:p text:style-name="Table_20_Heading">Обозначение</text:p>
            </table:table-cell>
            <table:table-cell table:style-name="Таблица6.A1" office:value-type="string">
              <text:p text:style-name="Table_20_Heading">Наименование</text:p>
            </table:table-cell>
            <table:table-cell table:style-name="Таблица6.A1" office:value-type="string">
              <text:p text:style-name="Table_20_Heading">Количе­ство</text:p>
            </table:table-cell>
            <table:table-cell table:style-name="Таблица6.A1" office:value-type="string">
              <text:p text:style-name="Table_20_Heading">Порядковый учетный номер</text:p>
            </table:table-cell>
            <table:table-cell table:style-name="Таблица6.E1" office:value-type="string">
              <text:p text:style-name="Table_20_Heading">Приме­чание</text:p>
            </table:table-cell>
          </table:table-row>
          <table:table-row table:style-name="Таблица6.2">
            <table:table-cell table:style-name="Таблица6.A1" office:value-type="string">
              <text:p text:style-name="Table_20_Heading">1</text:p>
            </table:table-cell>
            <table:table-cell table:style-name="Таблица6.A1" office:value-type="string">
              <text:p text:style-name="Table_20_Heading">2</text:p>
            </table:table-cell>
            <table:table-cell table:style-name="Таблица6.A1" office:value-type="string">
              <text:p text:style-name="Table_20_Heading">3</text:p>
            </table:table-cell>
            <table:table-cell table:style-name="Таблица6.A1" office:value-type="string">
              <text:p text:style-name="Table_20_Heading">4</text:p>
            </table:table-cell>
            <table:table-cell table:style-name="Таблица6.E1" office:value-type="string">
              <text:p text:style-name="Table_20_Heading">5</text:p>
            </table:table-cell>
          </table:table-row>
        </table:table-header-rows>
        <table:table-row table:style-name="Таблица6.3">
          <table:table-cell table:style-name="Таблица6.A3" office:value-type="string">
            <text:p text:style-name="P39">СИЯМ.<text:span text:style-name="T1">{siam_id}<text:line-break/></text:span>(на <text:span text:style-name="T1">машинном</text:span> носителе<text:line-break/><text:span text:style-name="T1">СИЯМ.{siam_id}</text:span> М)</text:p>
          </table:table-cell>
          <table:table-cell table:style-name="Таблица6.A3" office:value-type="string">
            <text:p text:style-name="Table_20_Contents">Функциональное программное обеспечение блока вычисли­тельных устройств <text:s text:c="3"/>(ФПО БВУ‑К)</text:p>
          </table:table-cell>
          <table:table-cell table:style-name="Таблица6.A1" office:value-type="string">
            <text:p text:style-name="Table_20_Contents">{amount}</text:p>
          </table:table-cell>
          <table:table-cell table:style-name="Таблица6.A1" office:value-type="string">
            <text:p text:style-name="Table_20_Contents">{version}</text:p>
          </table:table-cell>
          <table:table-cell table:style-name="Таблица6.E3" office:value-type="string">
            <text:p text:style-name="Table_20_Contents"/>
          </table:table-cell>
        </table:table-row>
        <table:table-row table:style-name="Таблица6.4">
          <table:table-cell table:style-name="Таблица6.A1" office:value-type="string">
            <text:p text:style-name="Table_20_Contents">СИЯМ.<text:span text:style-name="T1">{siam_id}</text:span> 30</text:p>
          </table:table-cell>
          <table:table-cell table:style-name="Таблица6.A1" office:value-type="string">
            <text:p text:style-name="Table_20_Contents">Формуляр</text:p>
          </table:table-cell>
          <table:table-cell table:style-name="Таблица6.A1" office:value-type="string">
            <text:p text:style-name="P38">{formular_amount}</text:p>
          </table:table-cell>
          <table:table-cell table:style-name="Таблица6.A1" office:value-type="string">
            <text:p text:style-name="Table_20_Contents">­<text:span text:style-name="T1">—</text:span></text:p>
          </table:table-cell>
          <table:table-cell table:style-name="Таблица6.E1" office:value-type="string">
            <text:p text:style-name="Table_20_Contents"/>
          </table:table-cell>
        </table:table-row>
      </table:table>
      <text:p text:style-name="Standard"/>
      <text:h text:style-name="P43" text:outline-level="1">5 ПЕРИОДИЧЕСКИЙ КОНТРОЛЬ ОСНОВНЫХ <text:s/>ХАРАКТЕРИСТИК ПРИ ЭКСПЛУАТАЦИИ И ХРАНЕНИИ</text:h>
      <text:h text:style-name="Heading_20_1" text:outline-level="1"/>
      <text:p text:style-name="Text_20_body">5.1 Контроль характеристик, указанных в таблице 5.1, производить при эксплуатации и хранении, не реже одного раза в год.</text:p>
      <text:h text:style-name="Heading_20_3" text:outline-level="3">Таблица 5.1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D"/>
        <table:table-column table:style-name="Таблица7.E"/>
        <table:table-column table:style-name="Таблица7.H"/>
        <table:table-row table:style-name="Таблица7.1">
          <table:table-cell table:style-name="Таблица7.A1" table:number-rows-spanned="2" table:number-columns-spanned="2" office:value-type="string">
            <text:p text:style-name="P46">Проверяемая характеристика</text:p>
          </table:table-cell>
          <table:covered-table-cell/>
          <table:table-cell table:style-name="Таблица7.C1" table:number-columns-spanned="6" office:value-type="string">
            <text:p text:style-name="P46">Дата проведения проверки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7.1">
          <table:covered-table-cell/>
          <table:covered-table-cell/>
          <table:table-cell table:style-name="Таблица7.A1" table:number-columns-spanned="2" office:value-type="string">
            <text:p text:style-name="P46">20____г.</text:p>
          </table:table-cell>
          <table:covered-table-cell/>
          <table:table-cell table:style-name="Таблица7.A1" table:number-columns-spanned="2" office:value-type="string">
            <text:p text:style-name="P46">20____г.</text:p>
          </table:table-cell>
          <table:covered-table-cell/>
          <table:table-cell table:style-name="Таблица7.C1" table:number-columns-spanned="2" office:value-type="string">
            <text:p text:style-name="P46">20____г.</text:p>
          </table:table-cell>
          <table:covered-table-cell/>
        </table:table-row>
        <table:table-row table:style-name="Таблица7.3">
          <table:table-cell table:style-name="Таблица7.A1" office:value-type="string">
            <text:p text:style-name="P40">Наименование измерения</text:p>
          </table:table-cell>
          <table:table-cell table:style-name="Таблица7.A1" office:value-type="string">
            <text:p text:style-name="P40">Величи-на</text:p>
          </table:table-cell>
          <table:table-cell table:style-name="Таблица7.A1" office:value-type="string">
            <text:p text:style-name="P40">Фактиче-ская величина</text:p>
          </table:table-cell>
          <table:table-cell table:style-name="Таблица7.A1" office:value-type="string">
            <text:p text:style-name="P40">Проверил (долж-ность, подпись)</text:p>
          </table:table-cell>
          <table:table-cell table:style-name="Таблица7.A1" office:value-type="string">
            <text:p text:style-name="P40">Фактиче-ская величи-на</text:p>
          </table:table-cell>
          <table:table-cell table:style-name="Таблица7.A1" office:value-type="string">
            <text:p text:style-name="P40">Проверил (долж-ность, подпись)</text:p>
          </table:table-cell>
          <table:table-cell table:style-name="Таблица7.A1" office:value-type="string">
            <text:p text:style-name="P40">Фактиче-ская величи-на</text:p>
          </table:table-cell>
          <table:table-cell table:style-name="Таблица7.C1" office:value-type="string">
            <text:p text:style-name="P40">Проверил (долж-ность, подпись)</text:p>
          </table:table-cell>
        </table:table-row>
        <table:table-row table:style-name="Таблица7.3">
          <table:table-cell table:style-name="Таблица7.A1" office:value-type="string">
            <text:p text:style-name="P40">Контрольное слово<text:line-break/><text:span text:style-name="T27">Ф</text:span>ПО БВУ-К</text:p>
          </table:table-cell>
          <table:table-cell table:style-name="Таблица7.A1" office:value-type="string">
            <text:p text:style-name="P41">{dks}</text:p>
          </table:table-cell>
          <table:table-cell table:style-name="Таблица7.A1" office:value-type="string">
            <text:p text:style-name="P40"/>
          </table:table-cell>
          <table:table-cell table:style-name="Таблица7.A1" office:value-type="string">
            <text:p text:style-name="P40"/>
          </table:table-cell>
          <table:table-cell table:style-name="Таблица7.A1" office:value-type="string">
            <text:p text:style-name="P40"/>
          </table:table-cell>
          <table:table-cell table:style-name="Таблица7.A1" office:value-type="string">
            <text:p text:style-name="P40"/>
          </table:table-cell>
          <table:table-cell table:style-name="Таблица7.A1" office:value-type="string">
            <text:p text:style-name="P40"/>
          </table:table-cell>
          <table:table-cell table:style-name="Таблица7.C1" office:value-type="string">
            <text:p text:style-name="P40"/>
          </table:table-cell>
        </table:table-row>
        <table:table-row table:style-name="Таблица7.3">
          <table:table-cell table:style-name="Таблица7.A1" office:value-type="string">
            <text:p text:style-name="P40">Дата создания</text:p>
          </table:table-cell>
          <table:table-cell table:style-name="Таблица7.A1" office:value-type="string">
            <text:p text:style-name="P41">{creation_date}</text:p>
          </table:table-cell>
          <table:table-cell table:style-name="Таблица7.A1" office:value-type="string">
            <text:p text:style-name="P40"/>
          </table:table-cell>
          <table:table-cell table:style-name="Таблица7.A1" office:value-type="string">
            <text:p text:style-name="P40"/>
          </table:table-cell>
          <table:table-cell table:style-name="Таблица7.A1" office:value-type="string">
            <text:p text:style-name="P40"/>
          </table:table-cell>
          <table:table-cell table:style-name="Таблица7.A1" office:value-type="string">
            <text:p text:style-name="P40"/>
          </table:table-cell>
          <table:table-cell table:style-name="Таблица7.A1" office:value-type="string">
            <text:p text:style-name="P40"/>
          </table:table-cell>
          <table:table-cell table:style-name="Таблица7.C1" office:value-type="string">
            <text:p text:style-name="P40"/>
          </table:table-cell>
        </table:table-row>
      </table:table>
      <text:p text:style-name="P21"/>
      <text:h text:style-name="P43" text:outline-level="1">6 СВИДЕТЕЛЬСТВО О ПРИЕМКЕ</text:h>
      <text:p text:style-name="P17"/>
      <text:p text:style-name="Text_20_body"><text:span text:style-name="T36">Функциональное программное обеспечение блока вычислительных устройств (ФПО БВУ-К) </text:span><text:span text:style-name="T9">СИЯМ.00845-01</text:span><text:span text:style-name="T36"> с порядковым учетным номером </text:span><text:span text:style-name="T8">{version}</text:span><text:span text:style-name="T36">, содержащееся на машинном носителе </text:span><text:span text:style-name="T9">СИЯМ.{siam_id}</text:span><text:span text:style-name="T36"> М, изготовлено и принято в соответствии с действующей программной документацией и признано годным для</text:span></text:p>
      <text:p text:style-name="P10"><text:span text:style-name="T36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P16"><text:span text:style-name="T15"/></text:p>
      <text:p text:style-name="P23"><text:span text:style-name="T12">Дата выпуска ____ ______________ 20_____г.</text:span></text:p>
      <text:p text:style-name="P14"/>
      <text:p text:style-name="Text_20_body">Начальник ОТК __________________</text:p>
      <text:p text:style-name="P25"><text:span text:style-name="T42"><text:tab/>Подпись</text:span></text:p>
      <text:p text:style-name="Text_20_body">М.П.</text:p>
      <text:p text:style-name="Text_20_body"/>
      <text:p text:style-name="Text_20_body">Руководитель предприятия__________________</text:p>
      <text:p text:style-name="P24"><text:span text:style-name="T43"><text:tab/>Подпись</text:span></text:p>
      <text:p text:style-name="Text_20_body">М.П.</text:p>
      <text:p text:style-name="P13"><text:span text:style-name="T36"/></text:p>
      <text:h text:style-name="P43" text:outline-level="1">7 СВИДЕТЕЛЬСТВО ОБ УПАКОВЫВАНИИ</text:h>
      <text:p text:style-name="P18"/>
      <text:p text:style-name="Text_20_body"><text:span text:style-name="T24">Функциональное п</text:span><text:span text:style-name="T26">рограммное обеспечение блока вычислительных устройств (ФПО БВУ-К) </text:span><text:span text:style-name="T22">СИЯМ.{siam_id}</text:span><text:span text:style-name="T26"> с порядковым учетным номером <text:s/></text:span><text:span text:style-name="T23">{version}</text:span><text:span text:style-name="T26">, содержащееся на машинном носителе </text:span><text:span text:style-name="T22">СИЯМ.{siam_id}</text:span><text:span text:style-name="T26"> М, <text:s/>упаковано в штатную тару (пластиковую коробку).</text:span></text:p>
      <text:p text:style-name="Text_20_body">Учётный номер машинного носителя_________________</text:p>
      <text:p text:style-name="Text_20_body"/>
      <text:p text:style-name="Text_20_body"/>
      <text:p text:style-name="Text_20_body">Дата упаковки _______________________</text:p>
      <text:p text:style-name="Text_20_body"/>
      <text:p text:style-name="Text_20_body">Упаковку произвёл _______________________</text:p>
      <text:p text:style-name="P22"><text:tab/><text:span text:style-name="T43">фамилия, подпись, дата</text:span></text:p>
      <text:p text:style-name="Text_20_body">М.П.</text:p>
      <text:p text:style-name="Text_20_body"/>
      <text:p text:style-name="Text_20_body"/>
      <text:p text:style-name="Text_20_body">Изделие после упаковки принял_______________________</text:p>
      <text:p text:style-name="P26"><text:span text:style-name="T36"><text:tab/></text:span><text:span text:style-name="T44">фамилия, подпись, дата</text:span></text:p>
      <text:p text:style-name="Standard"><text:span text:style-name="T44"/></text:p>
      <text:h text:style-name="P43" text:outline-level="1"><text:span text:style-name="T45">8 СВЕДЕНИЯ О ХРАНЕНИИ</text:span></text:h>
      <text:p text:style-name="Standard"><text:span text:style-name="T45"/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table:number-columns-spanned="2" office:value-type="string">
            <text:p text:style-name="P47">Дата</text:p>
          </table:table-cell>
          <table:covered-table-cell/>
          <table:table-cell table:style-name="Таблица8.A1" table:number-rows-spanned="2" office:value-type="string">
            <text:p text:style-name="P47">Условия<text:line-break/>хранения</text:p>
          </table:table-cell>
          <table:table-cell table:style-name="Таблица8.D1" table:number-rows-spanned="2" office:value-type="string">
            <text:p text:style-name="P47">Примечание</text:p>
          </table:table-cell>
        </table:table-row>
        <table:table-row table:style-name="Таблица8.2">
          <table:table-cell table:style-name="Таблица8.A1" office:value-type="string">
            <text:p text:style-name="P47">приёмки <text:line-break/>на хранение</text:p>
          </table:table-cell>
          <table:table-cell table:style-name="Таблица8.A1" office:value-type="string">
            <text:p text:style-name="P47">снятия<text:line-break/>с хранения</text:p>
          </table:table-cell>
          <table:covered-table-cell/>
          <table:covered-table-cell/>
        </table:table-row>
        <table:table-row table:style-name="Таблица8.3">
          <table:table-cell table:style-name="Таблица8.A3" office:value-type="string">
            <text:p text:style-name="P48"/>
          </table:table-cell>
          <table:table-cell table:style-name="Таблица8.A3" office:value-type="string">
            <text:p text:style-name="P48"/>
          </table:table-cell>
          <table:table-cell table:style-name="Таблица8.A3" office:value-type="string">
            <text:p text:style-name="P50">1 Температура в помещении</text:p>
            <text:p text:style-name="P49">от 10˚С до 35˚С</text:p>
          </table:table-cell>
          <table:table-cell table:style-name="Таблица8.D3" office:value-type="string">
            <text:p text:style-name="P51"/>
          </table:table-cell>
        </table:table-row>
        <table:table-row table:style-name="Таблица8.3">
          <table:table-cell table:style-name="Таблица8.A4" office:value-type="string">
            <text:p text:style-name="P48"/>
          </table:table-cell>
          <table:table-cell table:style-name="Таблица8.A4" office:value-type="string">
            <text:p text:style-name="P48"/>
          </table:table-cell>
          <table:table-cell table:style-name="Таблица8.A4" office:value-type="string">
            <text:p text:style-name="P50">2 Относительная влажность</text:p>
            <text:p text:style-name="P49">от 8% до 80%</text:p>
          </table:table-cell>
          <table:table-cell table:style-name="Таблица8.D4" office:value-type="string">
            <text:p text:style-name="P51"/>
          </table:table-cell>
        </table:table-row>
        <table:table-row table:style-name="Таблица8.3">
          <table:table-cell table:style-name="Таблица8.A4" office:value-type="string">
            <text:p text:style-name="P48"/>
          </table:table-cell>
          <table:table-cell table:style-name="Таблица8.A4" office:value-type="string">
            <text:p text:style-name="P48"/>
          </table:table-cell>
          <table:table-cell table:style-name="Таблица8.A4" office:value-type="string">
            <text:p text:style-name="P50">3 Предохранение от воздействия прямого солнечного света </text:p>
          </table:table-cell>
          <table:table-cell table:style-name="Таблица8.D4" office:value-type="string">
            <text:p text:style-name="P51"/>
          </table:table-cell>
        </table:table-row>
        <table:table-row table:style-name="Таблица8.3">
          <table:table-cell table:style-name="Таблица8.A4" office:value-type="string">
            <text:p text:style-name="P48"/>
          </table:table-cell>
          <table:table-cell table:style-name="Таблица8.A4" office:value-type="string">
            <text:p text:style-name="P48"/>
          </table:table-cell>
          <table:table-cell table:style-name="Таблица8.A4" office:value-type="string">
            <text:p text:style-name="P52"><text:span text:style-name="T30">4 Предохранение от воздействия магнитных полей свыше 4·10</text:span><text:span text:style-name="T46">3 </text:span><text:span text:style-name="T30">А/м <text:line-break/>(50 эрстед)</text:span></text:p>
          </table:table-cell>
          <table:table-cell table:style-name="Таблица8.D4" office:value-type="string">
            <text:p text:style-name="P51"/>
          </table:table-cell>
        </table:table-row>
        <table:table-row table:style-name="Таблица8.3">
          <table:table-cell table:style-name="Таблица8.A4" office:value-type="string">
            <text:p text:style-name="P48"/>
          </table:table-cell>
          <table:table-cell table:style-name="Таблица8.A4" office:value-type="string">
            <text:p text:style-name="P48"/>
          </table:table-cell>
          <table:table-cell table:style-name="Таблица8.A4" office:value-type="string">
            <text:p text:style-name="P50">5 Предохранение от ударов, механических повреждений, органических растворителей</text:p>
          </table:table-cell>
          <table:table-cell table:style-name="Таблица8.D4" office:value-type="string">
            <text:p text:style-name="P51"/>
          </table:table-cell>
        </table:table-row>
        <table:table-row table:style-name="Таблица8.3">
          <table:table-cell table:style-name="Таблица8.A4" office:value-type="string">
            <text:p text:style-name="P48"/>
          </table:table-cell>
          <table:table-cell table:style-name="Таблица8.A4" office:value-type="string">
            <text:p text:style-name="P48"/>
          </table:table-cell>
          <table:table-cell table:style-name="Таблица8.A4" office:value-type="string">
            <text:p text:style-name="P50">6 В штатной таре</text:p>
          </table:table-cell>
          <table:table-cell table:style-name="Таблица8.D4" office:value-type="string">
            <text:p text:style-name="P51"/>
          </table:table-cell>
        </table:table-row>
        <table:table-row table:style-name="Таблица8.3">
          <table:table-cell table:style-name="Таблица8.A4" office:value-type="string">
            <text:p text:style-name="P48"/>
          </table:table-cell>
          <table:table-cell table:style-name="Таблица8.A4" office:value-type="string">
            <text:p text:style-name="P48"/>
          </table:table-cell>
          <table:table-cell table:style-name="Таблица8.A4" office:value-type="string">
            <text:p text:style-name="P48"/>
          </table:table-cell>
          <table:table-cell table:style-name="Таблица8.D4" office:value-type="string">
            <text:p text:style-name="P51"/>
          </table:table-cell>
        </table:table-row>
        <table:table-row table:style-name="Таблица8.3">
          <table:table-cell table:style-name="Таблица8.A4" office:value-type="string">
            <text:p text:style-name="P51"/>
          </table:table-cell>
          <table:table-cell table:style-name="Таблица8.A4" office:value-type="string">
            <text:p text:style-name="P51"/>
          </table:table-cell>
          <table:table-cell table:style-name="Таблица8.A4" office:value-type="string">
            <text:p text:style-name="P51"/>
          </table:table-cell>
          <table:table-cell table:style-name="Таблица8.D4" office:value-type="string">
            <text:p text:style-name="P51"/>
          </table:table-cell>
        </table:table-row>
        <table:table-row table:style-name="Таблица8.3">
          <table:table-cell table:style-name="Таблица8.A4" office:value-type="string">
            <text:p text:style-name="P51"/>
          </table:table-cell>
          <table:table-cell table:style-name="Таблица8.A4" office:value-type="string">
            <text:p text:style-name="P51"/>
          </table:table-cell>
          <table:table-cell table:style-name="Таблица8.A4" office:value-type="string">
            <text:p text:style-name="P51"/>
          </table:table-cell>
          <table:table-cell table:style-name="Таблица8.D4" office:value-type="string">
            <text:p text:style-name="P51"/>
          </table:table-cell>
        </table:table-row>
        <table:table-row table:style-name="Таблица8.3">
          <table:table-cell table:style-name="Таблица8.A4" office:value-type="string">
            <text:p text:style-name="P51"/>
          </table:table-cell>
          <table:table-cell table:style-name="Таблица8.A4" office:value-type="string">
            <text:p text:style-name="P51"/>
          </table:table-cell>
          <table:table-cell table:style-name="Таблица8.A4" office:value-type="string">
            <text:p text:style-name="P51"/>
          </table:table-cell>
          <table:table-cell table:style-name="Таблица8.D4" office:value-type="string">
            <text:p text:style-name="P51"/>
          </table:table-cell>
        </table:table-row>
        <table:table-row table:style-name="Таблица8.3">
          <table:table-cell table:style-name="Таблица8.A4" office:value-type="string">
            <text:p text:style-name="P51"/>
          </table:table-cell>
          <table:table-cell table:style-name="Таблица8.A4" office:value-type="string">
            <text:p text:style-name="P51"/>
          </table:table-cell>
          <table:table-cell table:style-name="Таблица8.A4" office:value-type="string">
            <text:p text:style-name="P51"/>
          </table:table-cell>
          <table:table-cell table:style-name="Таблица8.D4" office:value-type="string">
            <text:p text:style-name="P51"/>
          </table:table-cell>
        </table:table-row>
        <table:table-row table:style-name="Таблица8.3">
          <table:table-cell table:style-name="Таблица8.A4" office:value-type="string">
            <text:p text:style-name="P51"/>
          </table:table-cell>
          <table:table-cell table:style-name="Таблица8.A4" office:value-type="string">
            <text:p text:style-name="P51"/>
          </table:table-cell>
          <table:table-cell table:style-name="Таблица8.A4" office:value-type="string">
            <text:p text:style-name="P51"/>
          </table:table-cell>
          <table:table-cell table:style-name="Таблица8.D4" office:value-type="string">
            <text:p text:style-name="P51"/>
          </table:table-cell>
        </table:table-row>
        <table:table-row table:style-name="Таблица8.3">
          <table:table-cell table:style-name="Таблица8.A15" office:value-type="string">
            <text:p text:style-name="P51"/>
          </table:table-cell>
          <table:table-cell table:style-name="Таблица8.A15" office:value-type="string">
            <text:p text:style-name="P51"/>
          </table:table-cell>
          <table:table-cell table:style-name="Таблица8.A15" office:value-type="string">
            <text:p text:style-name="P51"/>
          </table:table-cell>
          <table:table-cell table:style-name="Таблица8.D15" office:value-type="string">
            <text:p text:style-name="P51"/>
          </table:table-cell>
        </table:table-row>
      </table:table>
      <text:p text:style-name="Standard"/>
      <text:p text:style-name="P11">9 ОСОБЫЕ ОТМЕТКИ</text:p>
      <text:p text:style-name="P7"/>
      <table:table table:name="Таблица2" table:style-name="Таблица2">
        <table:table-column table:style-name="Таблица2.A"/>
        <table:table-column table:style-name="Таблица2.B" table:number-columns-repeated="5"/>
        <table:table-column table:style-name="Таблица2.G" table:number-columns-repeated="2"/>
        <table:table-column table:style-name="Таблица2.I"/>
        <table:table-column table:style-name="Таблица2.J"/>
        <table:table-row table:style-name="Таблица2.1">
          <table:table-cell table:style-name="Таблица2.A1" table:number-columns-spanned="10" office:value-type="string">
            <text:p text:style-name="P35">Лист регистрации изменен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table:number-columns-spanned="5" office:value-type="string">
            <text:p text:style-name="P36">Номера листов (страниц)</text:p>
          </table:table-cell>
          <table:covered-table-cell/>
          <table:covered-table-cell/>
          <table:covered-table-cell/>
          <table:covered-table-cell/>
          <table:table-cell table:style-name="Таблица2.A2" table:number-rows-spanned="2" office:value-type="string">
            <text:p text:style-name="P32">Всего</text:p>
            <text:p text:style-name="P32">листов</text:p>
            <text:p text:style-name="P32">(страниц)</text:p>
            <text:p text:style-name="P32">в докум.</text:p>
          </table:table-cell>
          <table:table-cell table:style-name="Таблица2.A2" table:number-rows-spanned="2" office:value-type="string">
            <text:p text:style-name="P32">№</text:p>
            <text:p text:style-name="P32">документа</text:p>
          </table:table-cell>
          <table:table-cell table:style-name="Таблица2.A2" table:number-rows-spanned="2" office:value-type="string">
            <text:p text:style-name="P32">Входящий</text:p>
            <text:p text:style-name="P32">№ сопрово-</text:p>
            <text:p text:style-name="P32">дительного докум.</text:p>
            <text:p text:style-name="P32">и дата</text:p>
          </table:table-cell>
          <table:table-cell table:style-name="Таблица2.A2" table:number-rows-spanned="2" office:value-type="string">
            <text:p text:style-name="P32">Подп.</text:p>
          </table:table-cell>
          <table:table-cell table:style-name="Таблица2.J2" table:number-rows-spanned="2" office:value-type="string">
            <text:p text:style-name="P32">Дата</text:p>
          </table:table-cell>
        </table:table-row>
        <table:table-row>
          <table:table-cell table:style-name="Таблица2.A2" office:value-type="string">
            <text:p text:style-name="P31">Изм</text:p>
          </table:table-cell>
          <table:table-cell table:style-name="Таблица2.A2" office:value-type="string">
            <text:p text:style-name="P31">изменен-</text:p>
            <text:p text:style-name="P31">ных</text:p>
          </table:table-cell>
          <table:table-cell table:style-name="Таблица2.A2" office:value-type="string">
            <text:p text:style-name="P31">замене-</text:p>
            <text:p text:style-name="P31">ных</text:p>
          </table:table-cell>
          <table:table-cell table:style-name="Таблица2.A2" office:value-type="string">
            <text:p text:style-name="P31">новых</text:p>
          </table:table-cell>
          <table:table-cell table:style-name="Таблица2.A2" office:value-type="string">
            <text:p text:style-name="P31">аннули-</text:p>
            <text:p text:style-name="P31">рован-</text:p>
            <text:p text:style-name="P31">ны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4"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J2" office:value-type="string">
            <text:p text:style-name="P36"/>
          </table:table-cell>
        </table:table-row>
        <table:table-row table:style-name="Таблица2.4"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J2" office:value-type="string">
            <text:p text:style-name="P36"/>
          </table:table-cell>
        </table:table-row>
        <table:table-row table:style-name="Таблица2.4"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J2" office:value-type="string">
            <text:p text:style-name="P36"/>
          </table:table-cell>
        </table:table-row>
        <table:table-row table:style-name="Таблица2.4"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J2" office:value-type="string">
            <text:p text:style-name="P36"/>
          </table:table-cell>
        </table:table-row>
        <table:table-row table:style-name="Таблица2.4"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J2" office:value-type="string">
            <text:p text:style-name="P36"/>
          </table:table-cell>
        </table:table-row>
        <table:table-row table:style-name="Таблица2.4"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J2" office:value-type="string">
            <text:p text:style-name="P36"/>
          </table:table-cell>
        </table:table-row>
        <table:table-row table:style-name="Таблица2.4"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J2" office:value-type="string">
            <text:p text:style-name="P36"/>
          </table:table-cell>
        </table:table-row>
        <table:table-row table:style-name="Таблица2.4"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J2" office:value-type="string">
            <text:p text:style-name="P36"/>
          </table:table-cell>
        </table:table-row>
        <table:table-row table:style-name="Таблица2.4"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J2" office:value-type="string">
            <text:p text:style-name="P36"/>
          </table:table-cell>
        </table:table-row>
        <table:table-row table:style-name="Таблица2.4"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J2" office:value-type="string">
            <text:p text:style-name="P36"/>
          </table:table-cell>
        </table:table-row>
        <table:table-row table:style-name="Таблица2.4"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J2" office:value-type="string">
            <text:p text:style-name="P36"/>
          </table:table-cell>
        </table:table-row>
        <table:table-row table:style-name="Таблица2.4"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J2" office:value-type="string">
            <text:p text:style-name="P36"/>
          </table:table-cell>
        </table:table-row>
        <table:table-row table:style-name="Таблица2.4"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J2" office:value-type="string">
            <text:p text:style-name="P36"/>
          </table:table-cell>
        </table:table-row>
        <table:table-row table:style-name="Таблица2.4"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J2" office:value-type="string">
            <text:p text:style-name="P36"/>
          </table:table-cell>
        </table:table-row>
        <table:table-row table:style-name="Таблица2.4"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J2" office:value-type="string">
            <text:p text:style-name="P36"/>
          </table:table-cell>
        </table:table-row>
        <table:table-row table:style-name="Таблица2.4"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J2" office:value-type="string">
            <text:p text:style-name="P36"/>
          </table:table-cell>
        </table:table-row>
        <table:table-row table:style-name="Таблица2.4"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J2" office:value-type="string">
            <text:p text:style-name="P36"/>
          </table:table-cell>
        </table:table-row>
        <table:table-row table:style-name="Таблица2.4"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J2" office:value-type="string">
            <text:p text:style-name="P36"/>
          </table:table-cell>
        </table:table-row>
        <table:table-row table:style-name="Таблица2.4"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J2" office:value-type="string">
            <text:p text:style-name="P36"/>
          </table:table-cell>
        </table:table-row>
        <table:table-row table:style-name="Таблица2.4"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J2" office:value-type="string">
            <text:p text:style-name="P36"/>
          </table:table-cell>
        </table:table-row>
        <table:table-row table:style-name="Таблица2.4"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J2" office:value-type="string">
            <text:p text:style-name="P36"/>
          </table:table-cell>
        </table:table-row>
        <table:table-row table:style-name="Таблица2.4"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J2" office:value-type="string">
            <text:p text:style-name="P36"/>
          </table:table-cell>
        </table:table-row>
        <table:table-row table:style-name="Таблица2.4"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J2" office:value-type="string">
            <text:p text:style-name="P36"/>
          </table:table-cell>
        </table:table-row>
        <table:table-row table:style-name="Таблица2.4"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J2" office:value-type="string">
            <text:p text:style-name="P36"/>
          </table:table-cell>
        </table:table-row>
        <table:table-row table:style-name="Таблица2.4"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6"/>
          </table:table-cell>
          <table:table-cell table:style-name="Таблица2.J2" office:value-type="string">
            <text:p text:style-name="P3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MS Mincho" svg:font-family="'MS Mincho', 'ＭＳ 明朝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text-indent="1cm" style:auto-text-indent="false" style:page-number="auto"/>
      <style:text-properties style:font-name="Arial1" fo:font-size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fo:font-size="16pt" fo:font-style="normal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text-align="center" style:justify-single-word="false" fo:keep-with-next="always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background-color="#ffffff" fo:keep-with-next="always">
        <style:background-image/>
      </style:paragraph-properties>
      <style:text-properties fo:color="#000000" style:font-name="Arial" fo:font-size="14pt" style:font-size-asian="14pt" style:font-name-complex="Arial" style:font-size-complex="14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style:font-name="Arial1" fo:font-size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76cm" fo:margin-bottom="0cm" fo:text-align="center" style:justify-single-word="false" fo:keep-with-next="always">
        <style:tab-stops>
          <style:tab-stop style:position="0cm"/>
        </style:tab-stops>
      </style:paragraph-properties>
      <style:text-properties style:font-name="Arial" fo:font-size="14pt" style:font-size-asian="14pt" style:font-name-complex="Arial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keep-with-next="always"/>
      <style:text-properties style:font-name="Arial1" fo:font-size="14pt" style:font-size-asian="14pt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>
        <style:tab-stops>
          <style:tab-stop style:position="0cm"/>
        </style:tab-stops>
      </style:paragraph-properties>
      <style:text-properties style:font-name="Arial" fo:font-size="14pt" style:font-size-asian="14pt" style:font-name-complex="Arial" style:font-size-complex="14pt"/>
    </style:style>
    <style:style style:name="Contents_20_Heading" style:display-name="Contents Heading" style:family="paragraph" style:parent-style-name="Title" style:class="index" style:master-page-name="">
      <style:paragraph-properties fo:margin-left="0cm" fo:margin-right="0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normal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.501cm" fo:line-height="150%" fo:text-align="center" style:justify-single-word="false" fo:text-indent="1.27cm" style:auto-text-indent="false">
        <style:tab-stops>
          <style:tab-stop style:position="0cm"/>
        </style:tab-stops>
      </style:paragraph-properties>
      <style:text-properties style:font-name="Arial" fo:font-size="14pt" style:font-size-asian="14pt" style:font-name-complex="Arial" style:font-size-complex="14pt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style:font-name="Arial" fo:font-size="14pt" style:font-size-asian="14pt" style:font-name-complex="Arial" style:font-size-complex="14pt"/>
    </style:style>
    <style:style style:name="Drop_20_Caps" style:display-name="Drop Caps" style:family="text"/>
    <style:style style:name="Exampl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2</text:page-number></text:p>
        <text:p text:style-name="MP1">СИЯМ.<text:span text:style-name="MT1">{siam_id}</text:span> 30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Петр Демин</meta:initial-creator>
    <meta:creation-date>2011-06-28T12:08:51.96</meta:creation-date>
    <meta:generator>OpenOffice.org/3.2$Win32 OpenOffice.org_project/320m18$Build-9502</meta:generator>
    <dc:date>2011-06-28T16:36:41.78</dc:date>
    <dc:creator>Петр Демин</dc:creator>
    <meta:editing-duration>PT04H06M39S</meta:editing-duration>
    <meta:editing-cycles>12</meta:editing-cycles>
    <meta:document-statistic meta:table-count="7" meta:image-count="0" meta:object-count="0" meta:page-count="12" meta:paragraph-count="147" meta:word-count="579" meta:character-count="4954"/>
  </office:meta>
</office:document-meta>
</file>